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A000001C737AE8CA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Tahoma, sans-serif"/>
    <style:font-face style:name="OpenSymbol" svg:font-family="OpenSymbol"/>
    <style:font-face style:name="Verdana" svg:font-family="Verdana, Arial, sans-serif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ignature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3" fo:font-size="11pt" fo:language="cs" fo:country="CZ" officeooo:paragraph-rsid="0018ea27" style:font-size-asian="11pt" style:font-size-complex="11pt"/>
    </style:style>
    <style:style style:name="P6" style:family="paragraph" style:parent-style-name="Signature">
      <style:text-properties fo:language="cs" fo:country="CZ" officeooo:paragraph-rsid="0018ea27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master-page-name="First_20_Page">
      <style:paragraph-properties fo:text-align="end" style:justify-single-word="false" style:page-number="auto"/>
    </style:style>
    <style:style style:name="P9" style:family="paragraph" style:parent-style-name="Footnote">
      <style:text-properties fo:font-size="11pt" style:font-size-asian="11pt" style:font-size-complex="11pt"/>
    </style:style>
    <style:style style:name="P10" style:family="paragraph" style:parent-style-name="Footnote">
      <style:paragraph-properties fo:margin-left="0cm" fo:margin-right="0cm" fo:text-indent="0cm" style:auto-text-indent="false"/>
      <style:text-properties officeooo:rsid="00207538" officeooo:paragraph-rsid="00207538"/>
    </style:style>
    <style:style style:name="P11" style:family="paragraph" style:parent-style-name="Signature">
      <style:text-properties fo:color="#333333" fo:font-size="11pt" fo:language="cs" fo:country="CZ" officeooo:rsid="000048f8" officeooo:paragraph-rsid="0018ea27" fo:background-color="transparent" style:font-size-asian="11pt" style:font-size-complex="11pt"/>
    </style:style>
    <style:style style:name="P1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paragraph-rsid="000d385c"/>
    </style:style>
    <style:style style:name="P1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paragraph-rsid="001b984c"/>
    </style:style>
    <style:style style:name="P1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paragraph-rsid="00207538"/>
    </style:style>
    <style:style style:name="P1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rsid="0022c33b" officeooo:paragraph-rsid="0022c33b"/>
    </style:style>
    <style:style style:name="P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officeooo:rsid="0025bdf1" officeooo:paragraph-rsid="0025bdf1"/>
    </style:style>
    <style:style style:name="P17" style:family="paragraph" style:parent-style-name="Text_20_body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officeooo:paragraph-rsid="000d385c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/>
    </style:style>
    <style:style style:name="T2" style:family="text">
      <style:text-properties style:font-name="Liberation Sans3" fo:font-size="10pt" style:font-size-asian="10pt" style:font-name-complex="Arial" style:font-size-complex="10pt"/>
    </style:style>
    <style:style style:name="T3" style:family="text">
      <style:text-properties style:font-name="Liberation Sans3" fo:font-size="10pt" officeooo:rsid="000b7174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5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T6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7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8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Liberation Sans3" officeooo:rsid="000048f8"/>
    </style:style>
    <style:style style:name="T10" style:family="text">
      <style:text-properties style:font-name="Liberation Sans3" officeooo:rsid="00207538"/>
    </style:style>
    <style:style style:name="T11" style:family="text">
      <style:text-properties fo:color="#333333" fo:background-color="transparent" loext:char-shading-value="0"/>
    </style:style>
    <style:style style:name="T12" style:family="text">
      <style:text-properties fo:color="#333333" officeooo:rsid="00207538" fo:background-color="transparent" loext:char-shading-value="0"/>
    </style:style>
    <style:style style:name="T13" style:family="text">
      <style:text-properties fo:color="#333333" fo:font-size="11pt" fo:language="cs" fo:country="CZ" officeooo:rsid="001a598c" fo:background-color="transparent" loext:char-shading-value="0" style:font-size-asian="11pt" style:font-size-complex="11pt"/>
    </style:style>
    <style:style style:name="T14" style:family="text">
      <style:text-properties fo:color="#333333" style:font-name="Liberation Sans3" fo:font-size="11pt" fo:language="cs" fo:country="CZ" officeooo:rsid="001a598c" fo:background-color="transparent" loext:char-shading-value="0" style:font-name-asian="Times New Roman" style:font-size-asian="11pt" style:font-name-complex="Times New Roman" style:font-size-complex="11pt" style:language-complex="ar" style:country-complex="SA"/>
    </style:style>
    <style:style style:name="T15" style:family="text">
      <style:text-properties fo:font-size="11pt" fo:language="cs" fo:country="CZ" officeooo:rsid="000d385c" style:font-size-asian="11pt" style:font-size-complex="11pt"/>
    </style:style>
    <style:style style:name="T16" style:family="text">
      <style:text-properties fo:font-size="11pt" fo:language="cs" fo:country="CZ" officeooo:rsid="001a598c" style:font-size-asian="11pt" style:font-size-complex="11pt"/>
    </style:style>
    <style:style style:name="T17" style:family="text">
      <style:text-properties fo:font-size="11pt" fo:language="cs" fo:country="CZ" officeooo:rsid="001b8411" style:font-size-asian="11pt" style:font-size-complex="11pt"/>
    </style:style>
    <style:style style:name="T18" style:family="text">
      <style:text-properties fo:font-size="11pt" fo:language="cs" fo:country="CZ" officeooo:rsid="001b984c" style:font-size-asian="11pt" style:font-size-complex="11pt"/>
    </style:style>
    <style:style style:name="T19" style:family="text">
      <style:text-properties fo:font-size="11pt" fo:language="cs" fo:country="CZ" officeooo:rsid="001d1275" style:font-size-asian="11pt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b8411"/>
    </style:style>
    <style:style style:name="T22" style:family="text">
      <style:text-properties fo:language="cs" fo:country="CZ"/>
    </style:style>
    <style:style style:name="T23" style:family="text">
      <style:text-properties fo:language="cs" fo:country="CZ" officeooo:rsid="001b8411"/>
    </style:style>
    <style:style style:name="T24" style:family="text">
      <style:text-properties fo:language="cs" fo:country="CZ" officeooo:rsid="001b984c"/>
    </style:style>
    <style:style style:name="T25" style:family="text">
      <style:text-properties officeooo:rsid="001b984c"/>
    </style:style>
    <style:style style:name="T26" style:family="text">
      <style:text-properties officeooo:rsid="0022d9e9"/>
    </style:style>
    <style:style style:name="T27" style:family="text">
      <style:text-properties officeooo:rsid="0023d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ext:p text:style-name="P8">Ministr pro lidská práva</text:p>
      <text:p text:style-name="P7"><text:span text:style-name="T14">Jiří Dienstbier</text:span></text:p>
      <text:p text:style-name="P17"/>
      <text:p text:style-name="P12"><text:span text:style-name="T13">Vážený pane</text:span><text:span text:style-name="T15"> </text:span><text:span text:style-name="T16">ministře,</text:span></text:p>
      <text:p text:style-name="P13"><text:span text:style-name="T16">obracím se na vás jakožto předseda České pirátské strany s prosbou, abyste co nejdříve vyřešil neslučitelnost české právní úpravy s právem EU v oblasti plošného uchovávání údajů z elektronických telekomunikací. V současnosti </text:span><text:span text:style-name="T17">jsou provozovatelé sítí elektronických komunikací </text:span><text:span text:style-name="T16">v České republice </text:span><text:span text:style-name="T17">nuceni uchovávat provozní a lokalizační údaje o svých uživatelích po dobu 6 měsíců, a to na základě § 97 odst. 3 zákona č. 127/2005 Sb., o elektronických komunikacích. Toto ustanovení bylo do zákona opětovně včleněno novelou č. 273/2012 Sb. </text:span><text:span text:style-name="T18">rok </text:span><text:span text:style-name="T17">poté, co ho (v trochu jiné podobě) zrušil Ústavní soud.</text:span><text:span text:style-name="T17"><text:note text:id="ftn0" text:note-class="footnote"><text:note-citation>1</text:note-citation><text:note-body><text:p text:style-name="P9"><text:span text:style-name="T23"><text:s/></text:span><text:span text:style-name="T24">N</text:span><text:span text:style-name="T23">ález </text:span><text:span text:style-name="T24">ÚS</text:span><text:span text:style-name="T22"> </text:span>ze dne 22. března 2011 sp. zn. Pl. ÚS 24/10 <text:span text:style-name="T21">vyhlášený pod č. 94/2011 Sb.</text:span></text:p></text:note-body></text:note></text:span><text:span text:style-name="T17"> </text:span><text:span text:style-name="T19">Ze strany Parlamentu ČR se jednalo o transpozici směrnice</text:span><text:span text:style-name="T18"> 2006/24/ES.</text:span></text:p>
      <text:p text:style-name="P14"><text:span text:style-name="T25">Dne 8. dubna 2014 rozhodl Soudní dvůr Evropské unie (dále jen SD-EU),</text:span><text:span text:style-name="T25"><text:note text:id="ftn1" text:note-class="footnote"><text:note-citation>2</text:note-citation><text:note-body><text:p text:style-name="P10"><text:span text:style-name="T20"><text:s text:c="5"/>Rozsudek Soudního dvora Evropské unie ve spojených věcech C‑293/12 a C‑594/12 ze dne 8. dubna 2014, viz </text:span><text:a xlink:type="simple" xlink:href="http://curia.europa.eu/juris/document/document.jsf?text=&amp;docid=150642&amp;pageIndex=0&amp;doclang=CS&amp;mode=lst&amp;dir=&amp;occ=first&amp;part=1&amp;cid=12322" text:style-name="Internet_20_link" text:visited-style-name="Visited_20_Internet_20_Link"><text:span text:style-name="T20">http://curia.europa.eu/juris/document/document.jsf?text=&amp;docid=150642&amp;pageIndex=0&amp;doclang=CS&amp;mode=lst&amp;dir=&amp;occ=first&amp;part=1&amp;cid=12322</text:span></text:a><text:span text:style-name="T20">.</text:span></text:p></text:note-body></text:note></text:span><text:span text:style-name="T25"> že směrnice 2006/24/ES je neplatná. Jádrem tohoto rozhodnutí bylo přesvědčení, že plošné shromažďování soukromých údajů umožněné směrnicí je v rozporu s právem na ochranu osobních údajů a právem na respektování soukromého života garantovaných Listinou základních práv Evropské unie. Protože tato směrnice již tedy není platná, musí být veškeré zásahy do soukromí slučitelné se směrnicemi 95/46/ES (o ochraně osobních údajů) a 2002/58/EC (o ochraně soukromí v odvětví elektronických komunikacích), které musí být samozřejmě vykládány v souladu s Listinou základních práv Evropské unie. Současná česká úprava uchovávání údajů z elektronických komunikací překračuje mantinely vytyčené SD-EU v uvedeném rozhodnutí a je tedy v rozporu s právem EU (podrobnější právní argumentace viz </text:span><text:a xlink:type="simple" xlink:href="http://jinepravo.blogspot.cz/2015/01/martin-husovec-ustavna-ochrana-sukromia.html" text:style-name="Internet_20_link" text:visited-style-name="Visited_20_Internet_20_Link"><text:span text:style-name="T25">http://jinepravo.blogspot.cz/2015/01/martin-husovec-ustavna-ochrana-sukromia.html</text:span></text:a><text:span text:style-name="T25">).</text:span></text:p>
      <text:p text:style-name="P15">Vzhledem k tomu, že již uběhlo více než 9 měsíců od rozhodnutí <text:span text:style-name="T26">SD-EU</text:span> a nezaznamenal jsem žádnou aktivitu z vaší strany <text:span text:style-name="T26">vedoucí </text:span>k napravení situace, zasílám vám tuto urgenci. <text:span text:style-name="T27">Je vaší povinností nesoulad odstranit a vypracovat takovou novelu zákona, která bude splňovat evropské standardy ochrany soukromí.</text:span></text:p>
      <text:p text:style-name="P16">Těším se na vaši odpověď.</text:p>
      <text:p text:style-name="Text_20_body"><text:line-break/>S pozdravem</text:p>
      <text:p text:style-name="P6"><text:span text:style-name="T9"><text:tab/></text:span></text:p>
      <text:p text:style-name="P5"><text:span text:style-name="T11"><text:tab/><text:tab/><text:tab/><text:tab/><text:tab/><text:tab/><text:tab/><text:tab/><text:tab/></text:span><text:span text:style-name="T12">Lukáš Černohorský</text:span></text:p>
      <text:p text:style-name="P11"><text:span text:style-name="T1"><text:tab/></text:span><text:span text:style-name="T10">předseda stran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Verdana, Tahoma, sans-serif"/>
    <style:font-face style:name="OpenSymbol" svg:font-family="OpenSymbol"/>
    <style:font-face style:name="Verdana" svg:font-family="Verdana, Arial, sans-serif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7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09cm" svg:y="-0.4cm"><draw:image xlink:href="Pictures/100002010000044A000001C737AE8CA5.png" xlink:type="simple" xlink:show="embed" xlink:actuate="onLoad"><text:p/></draw:image></draw:frame></text:p>
      </style:header>
      <style:footer>
        <text:p text:style-name="MP4"><text:span text:style-name="MT3"><text:line-break/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</text:span><text:span text:style-name="MT4">732 579 221</text:span><text:span text:style-name="MT3"> • </text:span><text:span text:style-name="MT7">Web</text:span><text:span text:style-name="MT3"> </text:span><text:a xlink:type="simple" xlink:href="http://www.pirati.cz/" text:style-name="Internet_20_link" text:visited-style-name="Visited_20_Internet_20_Link"><text:span text:style-name="MT3">http://www.pirati.cz</text:span></text:a><text:span text:style-name="MT3"> • E-mail </text:span><text:a xlink:type="simple" xlink:href="mailto:info@pirati.cz" text:style-name="Internet_20_link" text:visited-style-name="Visited_20_Internet_20_Link"><text:span text:style-name="MT3">info@pirati.cz</text:span></text:a><text:span text:style-name="MT3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19</meta:editing-cycles>
    <meta:editing-duration>PT49M56S</meta:editing-duration>
    <meta:generator>LibreOffice/4.3.4.1$Windows_x86 LibreOffice_project/bc356b2f991740509f321d70e4512a6a54c5f243</meta:generator>
    <dc:title>Pirátský dopis</dc:title>
    <meta:initial-creator>Jakub Michálek</meta:initial-creator>
    <dc:date>2015-01-31T02:03:59.377000000</dc:date>
    <meta:document-statistic meta:table-count="0" meta:image-count="0" meta:object-count="0" meta:page-count="1" meta:paragraph-count="16" meta:word-count="356" meta:character-count="2584" meta:non-whitespace-character-count="2222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../Stažené/Sablona_dopis.ott" meta:date="2013-07-05T23:33:53"/>
  </office:meta>
</office:document-meta>
</file>